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claredThrowableException.UndeclaredThrowableException( java . lang . Throwa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declaredThrowableException.getUndeclared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declaredThrowableException.UndeclaredThrowableException( java . lang . Throwable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declaredThrowableException.printStackTrace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declaredThrowableException.printStackTrace( java . io . PrintWrit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declaredThrowable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